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text:number-lines="true" text:line-number="0" style:writing-mode="lr-t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 style:list-style-name="WWNum4"/>
    <style:style style:name="P6" style:family="paragraph" style:parent-style-name="Standard" style:list-style-name="WWNum5"/>
    <style:style style:name="P7" style:family="paragraph" style:parent-style-name="Standard" style:list-style-name="WWNum6"/>
    <style:style style:name="P8" style:family="paragraph" style:parent-style-name="Standard" style:list-style-name="WWNum7"/>
    <style:style style:name="P9" style:family="paragraph" style:parent-style-name="Standard" style:list-style-name="WWNum8"/>
    <style:style style:name="P10" style:family="paragraph" style:parent-style-name="Standard" style:list-style-name="WWNum9"/>
    <style:style style:name="P11" style:family="paragraph" style:parent-style-name="Standard" style:list-style-name="WWNum11"/>
    <style:style style:name="P12" style:family="paragraph" style:parent-style-name="Standard" style:list-style-name="WWNum12"/>
    <style:style style:name="P13" style:family="paragraph" style:parent-style-name="Standard" style:list-style-name="WWNum13"/>
    <style:style style:name="P14" style:family="paragraph" style:parent-style-name="Standard" style:list-style-name="WWNum14"/>
    <style:style style:name="P15" style:family="paragraph" style:parent-style-name="Standard" style:list-style-name="WWNum15"/>
    <style:style style:name="P16" style:family="paragraph" style:parent-style-name="Standard" style:list-style-name="WWNum16"/>
    <style:style style:name="P17" style:family="paragraph" style:parent-style-name="Standard" style:list-style-name="WWNum17"/>
    <style:style style:name="P18" style:family="paragraph" style:parent-style-name="Standard" style:list-style-name="WWNum18"/>
    <style:style style:name="P19" style:family="paragraph" style:parent-style-name="Standard" style:list-style-name="WWNum19"/>
    <style:style style:name="P20" style:family="paragraph" style:parent-style-name="Standard" style:list-style-name="WWNum20"/>
    <style:style style:name="P21" style:family="paragraph" style:parent-style-name="Standard" style:list-style-name="WWNum21"/>
    <style:style style:name="P22" style:family="paragraph" style:parent-style-name="Standard">
      <style:text-properties fo:background-color="#ffff00"/>
    </style:style>
    <style:style style:name="P23" style:family="paragraph" style:parent-style-name="Standard" style:list-style-name="WWNum10">
      <style:text-properties fo:background-color="#ffff00"/>
    </style:style>
    <style:style style:name="P24" style:family="paragraph" style:parent-style-name="Standard" style:list-style-name="WWNum10">
      <style:paragraph-properties fo:margin-top="0in" fo:margin-bottom="0.111in" style:contextual-spacing="false"/>
      <style:text-properties fo:background-color="#ffff00"/>
    </style:style>
    <style:style style:name="P2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style:use-window-font-color="true" loext:opacity="0%"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30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<text:s/>Python training syllabus(5 weeks).</text:span><text:span text:style-name="T1"/></text:p>
      <text:p text:style-name="Standard"><draw:custom-shape text:anchor-type="as-char" style:rel-width="100%" draw:z-index="0" draw:name="Shape1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3">Week 1:</text:span><text:span text:style-name="T4"><text:line-break/><text:line-break/>1. Introduction to Python</text:span></text:p>
      <text:list text:style-name="WWNum2">
        <text:list-item>
          <text:p text:style-name="P3" loext:marker-style-name="T6"><text:span text:style-name="T6">What is Python?</text:span><text:span text:style-name="T6"/></text:p>
        </text:list-item>
        <text:list-item>
          <text:p text:style-name="P3" loext:marker-style-name="T6"><text:span text:style-name="T6">Applications of Python.</text:span><text:span text:style-name="T6"/></text:p>
        </text:list-item>
        <text:list-item>
          <text:p text:style-name="P3" loext:marker-style-name="T6"><text:span text:style-name="T6">Installing Python and setting up the environment (Windows/Linux/Mac).</text:span><text:span text:style-name="T6"/></text:p>
        </text:list-item>
        <text:list-item>
          <text:p text:style-name="P3" loext:marker-style-name="T6"><text:span text:style-name="T6">Running Python programs (Interactive Mode, Script Mode).</text:span><text:span text:style-name="T6"/></text:p>
        </text:list-item>
        <text:list-item>
          <text:p text:style-name="P3" loext:marker-style-name="T6"><text:span text:style-name="T6">Understanding Python IDEs (IDLE, PyCharm, VS Code).</text:span><text:span text:style-name="T6"/></text:p>
        </text:list-item>
      </text:list>
      <text:p text:style-name="Standard"><draw:custom-shape text:anchor-type="as-char" style:rel-width="100%" draw:z-index="1" draw:name="Shape2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2. Basics of Python</text:span><text:span text:style-name="T4"/></text:p>
      <text:list text:style-name="WWNum3">
        <text:list-item>
          <text:p text:style-name="P4" loext:marker-style-name="T6"><text:span text:style-name="T6">Python syntax and indentation.</text:span><text:span text:style-name="T6"/></text:p>
        </text:list-item>
        <text:list-item>
          <text:p text:style-name="P4" loext:marker-style-name="T6"><text:span text:style-name="T6">Variables and data types.</text:span><text:span text:style-name="T6"/></text:p>
        </text:list-item>
        <text:list-item>
          <text:p text:style-name="P4" loext:marker-style-name="T6"><text:span text:style-name="T6">Input/Output operations.</text:span><text:span text:style-name="T6"/></text:p>
        </text:list-item>
        <text:list-item>
          <text:p text:style-name="P4" loext:marker-style-name="T6"><text:span text:style-name="T6">Comments and documentation strings.</text:span><text:span text:style-name="T6"/></text:p>
        </text:list-item>
        <text:list-item>
          <text:p text:style-name="P4" loext:marker-style-name="T6"><text:span text:style-name="T6">Typecasting and type checking.</text:span><text:span text:style-name="T6"/></text:p>
        </text:list-item>
      </text:list>
      <text:p text:style-name="Standard"><draw:custom-shape text:anchor-type="as-char" style:rel-width="100%" draw:z-index="2" draw:name="Shape3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3. Control Structures</text:span><text:span text:style-name="T4"/></text:p>
      <text:list text:style-name="WWNum4">
        <text:list-item>
          <text:p text:style-name="P5">Decision-making: </text:p>
          <text:list>
            <text:list-item>
              <text:p text:style-name="P5" loext:marker-style-name="T6"><text:span text:style-name="T6">if, if-else, if-elif-else.</text:span><text:span text:style-name="T6"/></text:p>
            </text:list-item>
          </text:list>
        </text:list-item>
        <text:list-item>
          <text:p text:style-name="P5">Loops: </text:p>
          <text:list>
            <text:list-item>
              <text:p text:style-name="P5">f<text:span text:style-name="T6">or, while, and nested loops.</text:span></text:p>
            </text:list-item>
            <text:list-item>
              <text:p text:style-name="P5" loext:marker-style-name="T6"><text:span text:style-name="T6">break, continue, and pass statements.</text:span><text:span text:style-name="T6"/></text:p>
            </text:list-item>
          </text:list>
        </text:list-item>
      </text:list>
      <text:p text:style-name="Standard"><draw:custom-shape text:anchor-type="as-char" style:rel-width="100%" draw:z-index="3" draw:name="Shape4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4. Data Structures</text:span><text:span text:style-name="T4"/></text:p>
      <text:list text:style-name="WWNum5">
        <text:list-item>
          <text:p text:style-name="P6">Lists: </text:p>
          <text:list>
            <text:list-item>
              <text:p text:style-name="P6" loext:marker-style-name="T6"><text:span text:style-name="T6">Creating, accessing, and slicing lists.</text:span><text:span text:style-name="T6"/></text:p>
            </text:list-item>
            <text:list-item>
              <text:p text:style-name="P6" loext:marker-style-name="T6"><text:span text:style-name="T6">Common list operations and methods.</text:span><text:span text:style-name="T6"/></text:p>
            </text:list-item>
          </text:list>
        </text:list-item>
        <text:list-item>
          <text:p text:style-name="P6">Tuples: </text:p>
          <text:list>
            <text:list-item>
              <text:p text:style-name="P6" loext:marker-style-name="T6"><text:span text:style-name="T6">Features and usage.</text:span><text:span text:style-name="T6"/></text:p>
            </text:list-item>
          </text:list>
        </text:list-item>
        <text:list-item>
          <text:p text:style-name="P6">Dictionaries: </text:p>
          <text:list>
            <text:list-item>
              <text:p text:style-name="P6" loext:marker-style-name="T6"><text:span text:style-name="T6">Key-value pairs, accessing, adding, and modifying data.</text:span><text:span text:style-name="T6"/></text:p>
            </text:list-item>
          </text:list>
        </text:list-item>
        <text:list-item>
          <text:p text:style-name="P6">Sets: </text:p>
          <text:list>
            <text:list-item>
              <text:p text:style-name="P6" loext:marker-style-name="T6"><text:span text:style-name="T6">Characteristics and common operations.</text:span><text:span text:style-name="T6"/></text:p>
            </text:list-item>
          </text:list>
        </text:list-item>
      </text:list>
      <text:p text:style-name="Standard"><text:soft-page-break/><draw:custom-shape text:anchor-type="as-char" style:rel-width="100%" draw:z-index="4" draw:name="Shape5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5. Functions</text:span><text:span text:style-name="T4"/></text:p>
      <text:list text:style-name="WWNum6">
        <text:list-item>
          <text:p text:style-name="P7" loext:marker-style-name="T6"><text:span text:style-name="T6">Defining and calling functions.</text:span><text:span text:style-name="T6"/></text:p>
        </text:list-item>
        <text:list-item>
          <text:p text:style-name="P7" loext:marker-style-name="T6"><text:span text:style-name="T6">Function arguments (positional, keyword, default, and variable-length).</text:span><text:span text:style-name="T6"/></text:p>
        </text:list-item>
        <text:list-item>
          <text:p text:style-name="P7" loext:marker-style-name="T6"><text:span text:style-name="T6">Returning values.</text:span><text:span text:style-name="T6"/></text:p>
        </text:list-item>
        <text:list-item>
          <text:p text:style-name="P7" loext:marker-style-name="T6"><text:span text:style-name="T6">Anonymous functions (lambda).</text:span><text:span text:style-name="T6"/></text:p>
        </text:list-item>
        <text:list-item>
          <text:p text:style-name="P7" loext:marker-style-name="T6"><text:span text:style-name="T6">Scope of variables (global and local).</text:span><text:span text:style-name="T6"/></text:p>
        </text:list-item>
      </text:list>
      <text:p text:style-name="Standard"><draw:custom-shape text:anchor-type="as-char" style:rel-width="100%" draw:z-index="5" draw:name="Shape6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/></text:p>
      <text:p text:style-name="Standard" loext:marker-style-name="T3"><text:span text:style-name="T3">Week 2:</text:span><text:span text:style-name="T3"/></text:p>
      <text:p text:style-name="Standard" loext:marker-style-name="T5"><text:span text:style-name="T5">6. Object-Oriented Programming (OOP)</text:span><text:span text:style-name="T5"/></text:p>
      <text:list text:style-name="WWNum7">
        <text:list-item>
          <text:p text:style-name="P8" loext:marker-style-name="T6"><text:span text:style-name="T6">Basics of classes and objects.</text:span><text:span text:style-name="T6"/></text:p>
        </text:list-item>
        <text:list-item>
          <text:p text:style-name="P8" loext:marker-style-name="T6"><text:span text:style-name="T6">Attributes and methods.</text:span><text:span text:style-name="T6"/></text:p>
        </text:list-item>
        <text:list-item>
          <text:p text:style-name="P8" loext:marker-style-name="T6"><text:span text:style-name="T6">Constructors (__init__ method).</text:span><text:span text:style-name="T6"/></text:p>
        </text:list-item>
        <text:list-item>
          <text:p text:style-name="P8" loext:marker-style-name="T6"><text:span text:style-name="T6">Inheritance, polymorphism, encapsulation, and abstraction.</text:span><text:span text:style-name="T6"/></text:p>
        </text:list-item>
        <text:list-item>
          <text:p text:style-name="P8" loext:marker-style-name="T6"><text:span text:style-name="T6">Special methods (__str__, __repr__).</text:span><text:span text:style-name="T6"/></text:p>
        </text:list-item>
      </text:list>
      <text:p text:style-name="Standard"><draw:custom-shape text:anchor-type="as-char" style:rel-width="100%" draw:z-index="6" draw:name="Shape7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7. Error and Exception Handling</text:span><text:span text:style-name="T5"/></text:p>
      <text:list text:style-name="WWNum8">
        <text:list-item>
          <text:p text:style-name="P9" loext:marker-style-name="T6"><text:span text:style-name="T6">Understanding exceptions.</text:span><text:span text:style-name="T6"/></text:p>
        </text:list-item>
        <text:list-item>
          <text:p text:style-name="P9" loext:marker-style-name="T6"><text:span text:style-name="T6">try, except, finally blocks.</text:span><text:span text:style-name="T6"/></text:p>
        </text:list-item>
        <text:list-item>
          <text:p text:style-name="P9" loext:marker-style-name="T6"><text:span text:style-name="T6">Raising exceptions.</text:span><text:span text:style-name="T6"/></text:p>
        </text:list-item>
        <text:list-item>
          <text:p text:style-name="P9" loext:marker-style-name="T6"><text:span text:style-name="T6">Custom exceptions.</text:span><text:span text:style-name="T6"/></text:p>
        </text:list-item>
      </text:list>
      <text:p text:style-name="Standard"><draw:custom-shape text:anchor-type="as-char" style:rel-width="100%" draw:z-index="7" draw:name="Shape8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8. File Handling</text:span><text:span text:style-name="T5"/></text:p>
      <text:list text:style-name="WWNum9">
        <text:list-item>
          <text:p text:style-name="P10" loext:marker-style-name="T6"><text:span text:style-name="T6">Reading and writing files (text and binary).</text:span><text:span text:style-name="T6"/></text:p>
        </text:list-item>
        <text:list-item>
          <text:p text:style-name="P10" loext:marker-style-name="T6"><text:span text:style-name="T6">File methods (open, read, write, close).</text:span><text:span text:style-name="T6"/></text:p>
        </text:list-item>
        <text:list-item>
          <text:p text:style-name="P10">Working with CSV files.</text:p>
        </text:list-item>
      </text:list>
      <text:p text:style-name="Standard"><draw:custom-shape text:anchor-type="as-char" style:rel-width="100%" draw:z-index="8" draw:name="Shape9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text:span text:style-name="T4">9. Modules and Packages</text:span></text:p>
      <text:list text:style-name="WWNum10">
        <text:list-item>
          <text:p text:style-name="P23">Importing and using standard modules (math, os, random, datetime). <text:s text:c="22"/><text:span text:style-name="T7"><text:s text:c="8"/></text:span></text:p>
        </text:list-item>
        <text:list-item>
          <text:p text:style-name="P24">The Python Package Index (PyPI) and pip. <text:s text:c="4"/></text:p>
        </text:list-item>
      </text:list>
      <text:p text:style-name="P1"><draw:custom-shape text:anchor-type="as-char" style:rel-width="100%" draw:z-index="9" draw:name="Shape10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2374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oft-page-break/><text:span text:style-name="T3"/></text:p>
      <text:p text:style-name="Standard" loext:marker-style-name="T3"><text:span text:style-name="T3">Week 3:</text:span></text:p>
      <text:p text:style-name="Standard" loext:marker-style-name="T4"><text:span text:style-name="T4">10. Database Fundamentals</text:span><text:span text:style-name="T4"/></text:p>
      <text:p text:style-name="Standard" loext:marker-style-name="T4"><text:span text:style-name="T4">a. Introduction to Databases</text:span><text:span text:style-name="T4"/></text:p>
      <text:list text:style-name="WWNum11">
        <text:list-item>
          <text:p text:style-name="P11">What is a database?</text:p>
        </text:list-item>
        <text:list-item>
          <text:p text:style-name="P11">Types of databases: Relational (SQL) and .NoSQL</text:p>
        </text:list-item>
        <text:list-item>
          <text:p text:style-name="P11">Understanding tables, rows, columns, and primary keys.</text:p>
        </text:list-item>
        <text:list-item>
          <text:p text:style-name="P11">Introduction to SQL.</text:p>
        </text:list-item>
      </text:list>
      <text:p text:style-name="Standard" loext:marker-style-name="T4"><text:span text:style-name="T4">b. Working with Databases in Python</text:span><text:span text:style-name="T4"/></text:p>
      <text:list text:style-name="WWNum12">
        <text:list-item>
          <text:p text:style-name="P12">Connecting Python to a database: </text:p>
          <text:list>
            <text:list-item>
              <text:p text:style-name="P12">SQLite (built-in Python database).</text:p>
            </text:list-item>
            <text:list-item>
              <text:p text:style-name="P12">MySQL (using mysql-connector or SQLAlchemy).</text:p>
            </text:list-item>
          </text:list>
        </text:list-item>
        <text:list-item>
          <text:p text:style-name="P12">CRUD operations: </text:p>
          <text:list>
            <text:list-item>
              <text:p text:style-name="P12">Create: Insert data into tables.</text:p>
            </text:list-item>
            <text:list-item>
              <text:p text:style-name="P12">Read: Retrieve data using SELECT.</text:p>
            </text:list-item>
            <text:list-item>
              <text:p text:style-name="P12">Update: Modify existing records.</text:p>
            </text:list-item>
            <text:list-item>
              <text:p text:style-name="P12">Delete: Remove records.</text:p>
            </text:list-item>
          </text:list>
        </text:list-item>
      </text:list>
      <text:p text:style-name="Standard" loext:marker-style-name="T4"><text:span text:style-name="T4">c. Querying Databases</text:span><text:span text:style-name="T4"/></text:p>
      <text:list text:style-name="WWNum13">
        <text:list-item>
          <text:p text:style-name="P13">Writing SQL queries.</text:p>
        </text:list-item>
        <text:list-item>
          <text:p text:style-name="P13">Filtering data using WHERE, AND, OR.</text:p>
        </text:list-item>
        <text:list-item>
          <text:p text:style-name="P13">Sorting and limiting results (ORDER BY, LIMIT).</text:p>
        </text:list-item>
        <text:list-item>
          <text:p text:style-name="P13">Aggregate functions (COUNT, SUM, AVG, GROUP BY).</text:p>
        </text:list-item>
      </text:list>
      <text:p text:style-name="Standard" loext:marker-style-name="T4"><text:span text:style-name="T4">d. Advanced Database Topics</text:span><text:span text:style-name="T4"/></text:p>
      <text:list text:style-name="WWNum14">
        <text:list-item>
          <text:p text:style-name="P14">Using joins (INNER JOIN, LEFT JOIN, RIGHT JOIN).</text:p>
        </text:list-item>
        <text:list-item>
          <text:p text:style-name="P14">Database transactions.</text:p>
        </text:list-item>
        <text:list-item>
          <text:p text:style-name="P14">Handling database exceptions in Python.</text:p>
        </text:list-item>
      </text:list>
      <text:p text:style-name="Standard"><draw:custom-shape text:anchor-type="as-char" style:rel-width="100%" draw:z-index="10" draw:name="Shape11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1. Python Libraries and Frameworks (Basics)</text:span></text:p>
      <text:list text:style-name="WWNum15">
        <text:list-item>
          <text:p text:style-name="P15"><text:span text:style-name="T4">NumPy</text:span>: Introduction to arrays and numerical operations.</text:p>
        </text:list-item>
        <text:list-item>
          <text:p text:style-name="P15"><text:span text:style-name="T4">Pandas</text:span>: Data ma <text:s text:c="9321"/>nipulation and analysis.</text:p>
        </text:list-item>
        <text:list-item>
          <text:p text:style-name="P15"><text:span text:style-name="T4">Matplotlib</text:span>: Basic data visualization.</text:p>
        </text:list-item>
      </text:list>
      <text:p text:style-name="Standard"><draw:custom-shape text:anchor-type="as-char" style:rel-width="100%" draw:z-index="11" draw:name="Shape12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2. Introduction to APIs</text:span></text:p>
      <text:list text:style-name="WWNum16">
        <text:list-item>
          <text:p text:style-name="P16">Understanding APIs and their uses.</text:p>
        </text:list-item>
        <text:list-item>
          <text:p text:style-name="P16">Consuming REST APIs using Python (requests library).</text:p>
        </text:list-item>
        <text:list-item>
          <text:p text:style-name="P16">Parsing JSON responses.</text:p>
        </text:list-item>
      </text:list>
      <text:p text:style-name="Standard"><text:soft-page-break/><draw:custom-shape text:anchor-type="as-char" style:rel-width="100%" draw:z-index="12" draw:name="Shape13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3. Basic Data Science with Python</text:span><text:span text:style-name="T4"/></text:p>
      <text:list text:style-name="WWNum17">
        <text:list-item>
          <text:p text:style-name="P17">Introduction to data cleaning.</text:p>
        </text:list-item>
        <text:list-item>
          <text:p text:style-name="P17">Working with datasets.</text:p>
        </text:list-item>
        <text:list-item>
          <text:p text:style-name="P17">Basic statistics with Python.</text:p>
        </text:list-item>
      </text:list>
      <text:p text:style-name="Standard"><draw:custom-shape text:anchor-type="as-char" style:rel-width="100%" draw:z-index="13" draw:name="Shape14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Week 4:</text:span><text:span text:style-name="T3"/></text:p>
      <text:p text:style-name="Standard"/>
      <text:p text:style-name="Standard" loext:marker-style-name="T4"><text:span text:style-name="T4">14. Introduction to Web Development</text:span><text:span text:style-name="T4"/></text:p>
      <text:list text:style-name="WWNum18">
        <text:list-item>
          <text:p text:style-name="P18">Basics of Flask/Django framework.</text:p>
        </text:list-item>
        <text:list-item>
          <text:p text:style-name="P18">Creating a simple web application.</text:p>
        </text:list-item>
        <text:list-item>
          <text:p text:style-name="P18">Connecting Python to a database (SQLite/MySQL/PGSQL).</text:p>
        </text:list-item>
        <text:list-item>
          <text:p text:style-name="P18">Basic of git: Merging and processes</text:p>
        </text:list-item>
      </text:list>
      <text:p text:style-name="Standard"><draw:custom-shape text:anchor-type="as-char" style:rel-width="100%" draw:z-index="14" draw:name="Shape15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5. Best Practices in Python</text:span><text:span text:style-name="T4"/></text:p>
      <text:list text:style-name="WWNum19">
        <text:list-item>
          <text:p text:style-name="P19">Writing clean and readable code (PEP 8).</text:p>
        </text:list-item>
        <text:list-item>
          <text:p text:style-name="P19">Debugging and logging.</text:p>
        </text:list-item>
        <text:list-item>
          <text:p text:style-name="P19">Unit testing with unittest.</text:p>
        </text:list-item>
      </text:list>
      <text:p text:style-name="Standard"><draw:custom-shape text:anchor-type="as-char" style:rel-width="100%" draw:z-index="15" draw:name="Shape16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6. Mini Projects</text:span><text:span text:style-name="T4"/></text:p>
      <text:list text:style-name="WWNum20">
        <text:list-item>
          <text:p text:style-name="P20">To-Do List Application.</text:p>
        </text:list-item>
        <text:list-item>
          <text:p text:style-name="P20">Weather Data Scraper.</text:p>
        </text:list-item>
        <text:list-item>
          <text:p text:style-name="P20">Basic CRUD application with SQLite.</text:p>
        </text:list-item>
      </text:list>
      <text:p text:style-name="Standard"/>
      <text:p text:style-name="Standard" loext:marker-style-name="T3"><text:span text:style-name="T3">Week 5:</text:span></text:p>
      <text:p text:style-name="Standard"><draw:custom-shape text:anchor-type="as-char" style:rel-width="100%" draw:z-index="16" draw:name="Shape17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7. Final Project</text:span><text:span text:style-name="T4"/></text:p>
      <text:list text:style-name="WWNum21">
        <text:list-item>
          <text:p text:style-name="P21">Comprehensive project combining Python and database skills: </text:p>
          <text:list>
            <text:list-item>
              <text:p text:style-name="P21">Examples: <text:span text:style-name="T4">Library Management System</text:span>, <text:span text:style-name="T4">Emplo yee Attendance Tracker</text:span>, or <text:span text:style-name="T4">E-commerce Inventory Management</text:span>.</text:p>
            </text:list-item>
            <text:list-item>
              <text:p text:style-name="P21">Features: </text:p>
              <text:list>
                <text:list-item>
                  <text:p text:style-name="P21">Python-based CRUD operations with SQL database.</text:p>
                </text:list-item>
                <text:list-item>
                  <text:p text:style-name="P21">Integration with user inputs.</text:p>
                </text:list-item>
                <text:list-item>
                  <text:p text:style-name="P21">Data reporting using Pandas or visualizations.</text:p>
                </text:list-item>
              </text:list>
            </text:list-item>
          </text:list>
        </text:list-item>
      </text:list>
      <text:p text:style-name="Standard"><draw:custom-shape text:anchor-type="as-char" style:rel-width="100%" draw:z-index="17" draw:name="Shape18" draw:style-name="gr1" draw:text-style-name="P25" svg:width="6.5004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9:01:00</meta:creation-date>
    <meta:initial-creator>Shrey Dhall</meta:initial-creator>
    <dc:language>en-US</dc:language>
    <dc:date>2026-01-09T18:39:00.581941131</dc:date>
    <meta:editing-cycles>14</meta:editing-cycles>
    <meta:editing-duration>PT11H16M9S</meta:editing-duration>
    <meta:generator>LibreOffice/24.2.7.2$Linux_X86_64 LibreOffice_project/420$Build-2</meta:generator>
    <meta:document-statistic meta:table-count="0" meta:image-count="0" meta:object-count="0" meta:page-count="4" meta:paragraph-count="129" meta:word-count="576" meta:character-count="15375" meta:non-whitespace-character-count="3256"/>
    <meta:user-defined meta:name="AppVersion">15.0000</meta:user-defined>
    <meta:template xlink:type="simple" xlink:actuate="onRequest" xlink:title="Normal.dotm" xlink:href=""/>
  </office:meta>
</office:document-meta>
</file>